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8.29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ce1"/>
        <table:table-row table:style-name="ro1">
          <table:table-cell office:value-type="string" calcext:value-type="string">
            <text:p>Jah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ert Auto Parkplatz</text:p>
          </table:table-cell>
          <table:table-cell table:formula="of:=[.$B$8]-[.$B$8]/10*[.B1]" office:value-type="currency" office:currency="CHF" office:value="27000" calcext:value-type="currency">
            <text:p>CHF 27'000.00</text:p>
          </table:table-cell>
          <table:table-cell table:formula="of:=[.$B$8]-[.$B$8]/10*[.C1]" office:value-type="currency" office:currency="CHF" office:value="24000" calcext:value-type="currency">
            <text:p>CHF 24'000.00</text:p>
          </table:table-cell>
          <table:table-cell table:formula="of:=[.$B$8]-[.$B$8]/10*[.D1]" office:value-type="currency" office:currency="CHF" office:value="21000" calcext:value-type="currency">
            <text:p>CHF 21'000.00</text:p>
          </table:table-cell>
          <table:table-cell table:formula="of:=[.$B$8]-[.$B$8]/10*[.E1]" office:value-type="currency" office:currency="CHF" office:value="18000" calcext:value-type="currency">
            <text:p>CHF 18'000.00</text:p>
          </table:table-cell>
          <table:table-cell table:formula="of:=[.$B$8]-[.$B$8]/10*[.F1]" office:value-type="currency" office:currency="CHF" office:value="15000" calcext:value-type="currency">
            <text:p>CHF 15'000.00</text:p>
          </table:table-cell>
          <table:table-cell table:formula="of:=[.$B$8]-[.$B$8]/10*[.G1]" office:value-type="currency" office:currency="CHF" office:value="12000" calcext:value-type="currency">
            <text:p>CHF 12'000.00</text:p>
          </table:table-cell>
          <table:table-cell table:formula="of:=[.$B$8]-[.$B$8]/10*[.H1]" office:value-type="currency" office:currency="CHF" office:value="9000" calcext:value-type="currency">
            <text:p>CHF 9'000.00</text:p>
          </table:table-cell>
          <table:table-cell table:formula="of:=[.$B$8]-[.$B$8]/10*[.I1]" office:value-type="currency" office:currency="CHF" office:value="6000" calcext:value-type="currency">
            <text:p>CHF 6'000.00</text:p>
          </table:table-cell>
          <table:table-cell table:formula="of:=[.$B$8]-[.$B$8]/10*[.J1]" office:value-type="currency" office:currency="CHF" office:value="3000" calcext:value-type="currency">
            <text:p>CHF 3'000.00</text:p>
          </table:table-cell>
          <table:table-cell table:formula="of:=[.$B$8]-[.$B$8]/10*[.K1]" office:value-type="currency" office:currency="CHF" office:value="0" calcext:value-type="currency">
            <text:p>CHF 0.00</text:p>
          </table:table-cell>
          <table:table-cell table:formula="of:=[.B8]-[.B8]/10*[.B1]" office:value-type="currency" office:currency="CHF" office:value="27000" calcext:value-type="currency">
            <text:p>CHF 27'000.00</text:p>
          </table:table-cell>
          <table:table-cell table:formula="of:=[.C8]-[.C8]/10*[.C1]" office:value-type="currency" office:currency="CHF" office:value="0" calcext:value-type="currency">
            <text:p>CHF 0.00</text:p>
          </table:table-cell>
          <table:table-cell table:formula="of:=[.D8]-[.D8]/10*[.D1]" office:value-type="currency" office:currency="CHF" office:value="0" calcext:value-type="currency">
            <text:p>CHF 0.00</text:p>
          </table:table-cell>
          <table:table-cell table:formula="of:=[.E8]-[.E8]/10*[.E1]" office:value-type="currency" office:currency="CHF" office:value="0" calcext:value-type="currency">
            <text:p>CHF 0.00</text:p>
          </table:table-cell>
          <table:table-cell table:formula="of:=[.F8]-[.F8]/10*[.F1]" office:value-type="currency" office:currency="CHF" office:value="0" calcext:value-type="currency">
            <text:p>CHF 0.00</text:p>
          </table:table-cell>
        </table:table-row>
        <table:table-row table:style-name="ro1">
          <table:table-cell office:value-type="string" calcext:value-type="string">
            <text:p>Angefallene Kosten</text:p>
          </table:table-cell>
          <table:table-cell table:formula="of:=[.$B$8]-[.B2]+300" office:value-type="currency" office:currency="CHF" office:value="3300" calcext:value-type="currency">
            <text:p>CHF 3'300.00</text:p>
          </table:table-cell>
          <table:table-cell table:formula="of:=[.$B$8]-[.C2]+300" office:value-type="currency" office:currency="CHF" office:value="6300" calcext:value-type="currency">
            <text:p>CHF 6'300.00</text:p>
          </table:table-cell>
          <table:table-cell table:formula="of:=[.$B$8]-[.D2]+300" office:value-type="currency" office:currency="CHF" office:value="9300" calcext:value-type="currency">
            <text:p>CHF 9'300.00</text:p>
          </table:table-cell>
          <table:table-cell table:formula="of:=[.$B$8]-[.E2]+300" office:value-type="currency" office:currency="CHF" office:value="12300" calcext:value-type="currency">
            <text:p>CHF 12'300.00</text:p>
          </table:table-cell>
          <table:table-cell table:formula="of:=[.$B$8]-[.F2]+300" office:value-type="currency" office:currency="CHF" office:value="15300" calcext:value-type="currency">
            <text:p>CHF 15'300.00</text:p>
          </table:table-cell>
          <table:table-cell table:formula="of:=[.$B$8]-[.G2]+300" office:value-type="currency" office:currency="CHF" office:value="18300" calcext:value-type="currency">
            <text:p>CHF 18'300.00</text:p>
          </table:table-cell>
          <table:table-cell table:formula="of:=[.$B$8]-[.H2]+300" office:value-type="currency" office:currency="CHF" office:value="21300" calcext:value-type="currency">
            <text:p>CHF 21'300.00</text:p>
          </table:table-cell>
          <table:table-cell table:formula="of:=[.$B$8]-[.I2]+300" office:value-type="currency" office:currency="CHF" office:value="24300" calcext:value-type="currency">
            <text:p>CHF 24'300.00</text:p>
          </table:table-cell>
          <table:table-cell table:formula="of:=[.$B$8]-[.J2]+300" office:value-type="currency" office:currency="CHF" office:value="27300" calcext:value-type="currency">
            <text:p>CHF 27'300.00</text:p>
          </table:table-cell>
          <table:table-cell table:formula="of:=[.$B$8]-[.K2]+300" office:value-type="currency" office:currency="CHF" office:value="30300" calcext:value-type="currency">
            <text:p>CHF 30'300.00</text:p>
          </table:table-cell>
          <table:table-cell table:formula="of:=[.$B$8]-[.L2]+300+[.$B$8]" office:value-type="currency" office:currency="CHF" office:value="33300" calcext:value-type="currency">
            <text:p>CHF 33'300.00</text:p>
          </table:table-cell>
          <table:table-cell table:formula="of:=[.$B$8]-[.M2]+300+[.$B$8]" office:value-type="currency" office:currency="CHF" office:value="60300" calcext:value-type="currency">
            <text:p>CHF 60'300.00</text:p>
          </table:table-cell>
          <table:table-cell table:formula="of:=[.$B$8]-[.N2]+300+[.$B$8]" office:value-type="currency" office:currency="CHF" office:value="60300" calcext:value-type="currency">
            <text:p>CHF 60'300.00</text:p>
          </table:table-cell>
          <table:table-cell table:formula="of:=[.$B$8]-[.O2]+300+[.$B$8]" office:value-type="currency" office:currency="CHF" office:value="60300" calcext:value-type="currency">
            <text:p>CHF 60'300.00</text:p>
          </table:table-cell>
          <table:table-cell table:formula="of:=[.$B$8]-[.P2]+300+[.$B$8]" office:value-type="currency" office:currency="CHF" office:value="60300" calcext:value-type="currency">
            <text:p>CHF 60'300.00</text:p>
          </table:table-cell>
        </table:table-row>
        <table:table-row table:style-name="ro1">
          <table:table-cell office:value-type="string" calcext:value-type="string">
            <text:p>Wert Auto Tiefgarage</text:p>
          </table:table-cell>
          <table:table-cell table:formula="of:=[.$B$8]-[.$B$8]/15*[.B1]" office:value-type="currency" office:currency="CHF" office:value="28000" calcext:value-type="currency">
            <text:p>CHF 28'000.00</text:p>
          </table:table-cell>
          <table:table-cell table:formula="of:=[.$B$8]-[.$B$8]/15*[.C1]" office:value-type="currency" office:currency="CHF" office:value="26000" calcext:value-type="currency">
            <text:p>CHF 26'000.00</text:p>
          </table:table-cell>
          <table:table-cell table:formula="of:=[.$B$8]-[.$B$8]/15*[.D1]" office:value-type="currency" office:currency="CHF" office:value="24000" calcext:value-type="currency">
            <text:p>CHF 24'000.00</text:p>
          </table:table-cell>
          <table:table-cell table:formula="of:=[.$B$8]-[.$B$8]/15*[.E1]" office:value-type="currency" office:currency="CHF" office:value="22000" calcext:value-type="currency">
            <text:p>CHF 22'000.00</text:p>
          </table:table-cell>
          <table:table-cell table:formula="of:=[.$B$8]-[.$B$8]/15*[.F1]" office:value-type="currency" office:currency="CHF" office:value="20000" calcext:value-type="currency">
            <text:p>CHF 20'000.00</text:p>
          </table:table-cell>
          <table:table-cell table:formula="of:=[.$B$8]-[.$B$8]/15*[.G1]" office:value-type="currency" office:currency="CHF" office:value="18000" calcext:value-type="currency">
            <text:p>CHF 18'000.00</text:p>
          </table:table-cell>
          <table:table-cell table:formula="of:=[.$B$8]-[.$B$8]/15*[.H1]" office:value-type="currency" office:currency="CHF" office:value="16000" calcext:value-type="currency">
            <text:p>CHF 16'000.00</text:p>
          </table:table-cell>
          <table:table-cell table:formula="of:=[.$B$8]-[.$B$8]/15*[.I1]" office:value-type="currency" office:currency="CHF" office:value="14000" calcext:value-type="currency">
            <text:p>CHF 14'000.00</text:p>
          </table:table-cell>
          <table:table-cell table:formula="of:=[.$B$8]-[.$B$8]/15*[.J1]" office:value-type="currency" office:currency="CHF" office:value="12000" calcext:value-type="currency">
            <text:p>CHF 12'000.00</text:p>
          </table:table-cell>
          <table:table-cell table:formula="of:=[.$B$8]-[.$B$8]/15*[.K1]" office:value-type="currency" office:currency="CHF" office:value="10000" calcext:value-type="currency">
            <text:p>CHF 10'000.00</text:p>
          </table:table-cell>
          <table:table-cell table:formula="of:=[.$B$8]-[.$B$8]/15*[.L1]" office:value-type="currency" office:currency="CHF" office:value="8000" calcext:value-type="currency">
            <text:p>CHF 8'000.00</text:p>
          </table:table-cell>
          <table:table-cell table:formula="of:=[.$B$8]-[.$B$8]/15*[.M1]" office:value-type="currency" office:currency="CHF" office:value="6000" calcext:value-type="currency">
            <text:p>CHF 6'000.00</text:p>
          </table:table-cell>
          <table:table-cell table:formula="of:=[.$B$8]-[.$B$8]/15*[.N1]" office:value-type="currency" office:currency="CHF" office:value="4000" calcext:value-type="currency">
            <text:p>CHF 4'000.00</text:p>
          </table:table-cell>
          <table:table-cell table:formula="of:=[.$B$8]-[.$B$8]/15*[.O1]" office:value-type="currency" office:currency="CHF" office:value="2000" calcext:value-type="currency">
            <text:p>CHF 2'000.00</text:p>
          </table:table-cell>
          <table:table-cell table:formula="of:=[.$B$8]-[.$B$8]/15*[.P1]" office:value-type="currency" office:currency="CHF" office:value="0" calcext:value-type="currency">
            <text:p>CHF 0.00</text:p>
          </table:table-cell>
        </table:table-row>
        <table:table-row table:style-name="ro1">
          <table:table-cell office:value-type="string" calcext:value-type="string">
            <text:p>Angefallene Kosten</text:p>
          </table:table-cell>
          <table:table-cell table:formula="of:=1000+[.$B$8]-[.B4]+(3000/15)" office:value-type="currency" office:currency="CHF" office:value="3200" calcext:value-type="currency">
            <text:p>CHF 3'200.00</text:p>
          </table:table-cell>
          <table:table-cell table:formula="of:=1000+[.$B$8]-[.C4]+(3000/15)" office:value-type="currency" office:currency="CHF" office:value="5200" calcext:value-type="currency">
            <text:p>CHF 5'200.00</text:p>
          </table:table-cell>
          <table:table-cell table:formula="of:=1000+[.$B$8]-[.D4]+(3000/15)" office:value-type="currency" office:currency="CHF" office:value="7200" calcext:value-type="currency">
            <text:p>CHF 7'200.00</text:p>
          </table:table-cell>
          <table:table-cell table:formula="of:=1000+[.$B$8]-[.E4]+(3000/15)" office:value-type="currency" office:currency="CHF" office:value="9200" calcext:value-type="currency">
            <text:p>CHF 9'200.00</text:p>
          </table:table-cell>
          <table:table-cell table:formula="of:=1000+[.$B$8]-[.F4]+(3000/15)" office:value-type="currency" office:currency="CHF" office:value="11200" calcext:value-type="currency">
            <text:p>CHF 11'200.00</text:p>
          </table:table-cell>
          <table:table-cell table:formula="of:=1000+[.$B$8]-[.G4]+(3000/15)" office:value-type="currency" office:currency="CHF" office:value="13200" calcext:value-type="currency">
            <text:p>CHF 13'200.00</text:p>
          </table:table-cell>
          <table:table-cell table:formula="of:=1000+[.$B$8]-[.H4]+(3000/15)" office:value-type="currency" office:currency="CHF" office:value="15200" calcext:value-type="currency">
            <text:p>CHF 15'200.00</text:p>
          </table:table-cell>
          <table:table-cell table:formula="of:=1000+[.$B$8]-[.I4]+(3000/15)" office:value-type="currency" office:currency="CHF" office:value="17200" calcext:value-type="currency">
            <text:p>CHF 17'200.00</text:p>
          </table:table-cell>
          <table:table-cell table:formula="of:=1000+[.$B$8]-[.J4]+(3000/15)" office:value-type="currency" office:currency="CHF" office:value="19200" calcext:value-type="currency">
            <text:p>CHF 19'200.00</text:p>
          </table:table-cell>
          <table:table-cell table:formula="of:=1000+[.$B$8]-[.K4]+(3000/15)" office:value-type="currency" office:currency="CHF" office:value="21200" calcext:value-type="currency">
            <text:p>CHF 21'200.00</text:p>
          </table:table-cell>
          <table:table-cell table:formula="of:=1000+[.$B$8]-[.L4]+(3000/15)" office:value-type="currency" office:currency="CHF" office:value="23200" calcext:value-type="currency">
            <text:p>CHF 23'200.00</text:p>
          </table:table-cell>
          <table:table-cell table:formula="of:=1000+[.$B$8]-[.M4]+(3000/15)" office:value-type="currency" office:currency="CHF" office:value="25200" calcext:value-type="currency">
            <text:p>CHF 25'200.00</text:p>
          </table:table-cell>
          <table:table-cell table:formula="of:=1000+[.$B$8]-[.N4]+(3000/15)" office:value-type="currency" office:currency="CHF" office:value="27200" calcext:value-type="currency">
            <text:p>CHF 27'200.00</text:p>
          </table:table-cell>
          <table:table-cell table:formula="of:=1000+[.$B$8]-[.O4]+(3000/15)" office:value-type="currency" office:currency="CHF" office:value="29200" calcext:value-type="currency">
            <text:p>CHF 29'200.00</text:p>
          </table:table-cell>
          <table:table-cell table:formula="of:=1000+[.$B$8]-[.P4]+(3000/15)" office:value-type="currency" office:currency="CHF" office:value="31200" calcext:value-type="currency">
            <text:p>CHF 31'200.00</text:p>
          </table:table-cell>
        </table:table-row>
        <table:table-row table:style-name="ro1">
          <table:table-cell office:value-type="string" calcext:value-type="string">
            <text:p>Kostendifferenz</text:p>
          </table:table-cell>
          <table:table-cell table:formula="of:=[.B3]-[.B5]" office:value-type="currency" office:currency="CHF" office:value="100" calcext:value-type="currency">
            <text:p>CHF 100.00</text:p>
          </table:table-cell>
          <table:table-cell table:formula="of:=[.C3]-[.C5]" office:value-type="currency" office:currency="CHF" office:value="1100" calcext:value-type="currency">
            <text:p>CHF 1'100.00</text:p>
          </table:table-cell>
          <table:table-cell table:formula="of:=[.D3]-[.D5]" office:value-type="currency" office:currency="CHF" office:value="2100" calcext:value-type="currency">
            <text:p>CHF 2'100.00</text:p>
          </table:table-cell>
          <table:table-cell table:formula="of:=[.E3]-[.E5]" office:value-type="currency" office:currency="CHF" office:value="3100" calcext:value-type="currency">
            <text:p>CHF 3'100.00</text:p>
          </table:table-cell>
          <table:table-cell table:formula="of:=[.F3]-[.F5]" office:value-type="currency" office:currency="CHF" office:value="4100" calcext:value-type="currency">
            <text:p>CHF 4'100.00</text:p>
          </table:table-cell>
          <table:table-cell table:formula="of:=[.G3]-[.G5]" office:value-type="currency" office:currency="CHF" office:value="5100" calcext:value-type="currency">
            <text:p>CHF 5'100.00</text:p>
          </table:table-cell>
          <table:table-cell table:formula="of:=[.H3]-[.H5]" office:value-type="currency" office:currency="CHF" office:value="6100" calcext:value-type="currency">
            <text:p>CHF 6'100.00</text:p>
          </table:table-cell>
          <table:table-cell table:formula="of:=[.I3]-[.I5]" office:value-type="currency" office:currency="CHF" office:value="7100" calcext:value-type="currency">
            <text:p>CHF 7'100.00</text:p>
          </table:table-cell>
          <table:table-cell table:formula="of:=[.J3]-[.J5]" office:value-type="currency" office:currency="CHF" office:value="8100" calcext:value-type="currency">
            <text:p>CHF 8'100.00</text:p>
          </table:table-cell>
          <table:table-cell table:formula="of:=[.K3]-[.K5]" office:value-type="currency" office:currency="CHF" office:value="9100" calcext:value-type="currency">
            <text:p>CHF 9'100.00</text:p>
          </table:table-cell>
          <table:table-cell table:formula="of:=[.L3]-[.L5]" office:value-type="currency" office:currency="CHF" office:value="10100" calcext:value-type="currency">
            <text:p>CHF 10'100.00</text:p>
          </table:table-cell>
          <table:table-cell table:formula="of:=[.M3]-[.M5]" office:value-type="currency" office:currency="CHF" office:value="35100" calcext:value-type="currency">
            <text:p>CHF 35'100.00</text:p>
          </table:table-cell>
          <table:table-cell table:formula="of:=[.N3]-[.N5]" office:value-type="currency" office:currency="CHF" office:value="33100" calcext:value-type="currency">
            <text:p>CHF 33'100.00</text:p>
          </table:table-cell>
          <table:table-cell table:formula="of:=[.O3]-[.O5]" office:value-type="currency" office:currency="CHF" office:value="31100" calcext:value-type="currency">
            <text:p>CHF 31'100.00</text:p>
          </table:table-cell>
          <table:table-cell table:formula="of:=[.P3]-[.P5]" office:value-type="currency" office:currency="CHF" office:value="29100" calcext:value-type="currency">
            <text:p>CHF 29'100.00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 office:value-type="string" calcext:value-type="string">
            <text:p>Anschaffungskosten</text:p>
          </table:table-cell>
          <table:table-cell office:value-type="currency" office:currency="CHF" office:value="30000" calcext:value-type="currency">
            <text:p>CHF 30'000.00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Bucher</meta:initial-creator>
    <meta:creation-date>2017-05-18T16:40:24.069579238</meta:creation-date>
    <dc:date>2017-05-18T16:56:38.927759428</dc:date>
    <dc:creator>Patrick Bucher</dc:creator>
    <meta:editing-duration>PT16M10S</meta:editing-duration>
    <meta:editing-cycles>8</meta:editing-cycles>
    <meta:generator>LibreOffice/5.3.3.2$Linux_X86_64 LibreOffice_project/30m0$Build-2</meta:generator>
    <meta:document-statistic meta:table-count="1" meta:cell-count="98" meta:object-count="0"/>
  </office:meta>
</office:document-meta>
</file>